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63" style:family="table-cell" style:parent-style-name="Default" style:data-style-name="N100">
      <style:table-cell-properties fo:background-color="#c000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375623" fo:border="0.06pt solid #000000"/>
    </style:style>
    <style:style style:name="ce40" style:family="table-cell" style:parent-style-name="Default" style:data-style-name="N0">
      <style:table-cell-properties fo:background-color="#00b050" fo:border="0.06pt solid #00000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ackground-color="#0da39c" fo:border="0.06pt solid #000000"/>
    </style:style>
    <style:style style:name="ce51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93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0" office:value-type="string" calcext:value-type="string">
            <text:p>Różna liczba bloków w obu kierunkach</text:p>
          </table:table-cell>
          <table:table-cell table:style-name="ce40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42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42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6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KK</meta:initial-creator>
    <meta:creation-date>2021-05-28T13:16:16Z</meta:creation-date>
    <dc:date>2022-08-25T12:01:10.788305794</dc:date>
    <meta:editing-cycles>66</meta:editing-cycles>
    <meta:editing-duration>PT5H45M17S</meta:editing-duration>
    <meta:document-statistic meta:table-count="1" meta:cell-count="3602" meta:object-count="0"/>
    <meta:user-defined meta:name="ContentTypeId">0x010100CD5458B81A8B2B4B92FF87D810305C72</meta:user-defined>
  </office:meta>
</office:document-meta>
</file>